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17.463cm"/>
        </style:tab-stops>
      </style:paragraph-properties>
      <style:text-properties style:font-name="Arial" fo:font-size="12pt" style:font-size-asian="12pt" style:font-size-complex="12pt"/>
    </style:style>
    <style:style style:name="P2"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202124" style:font-name="Arial" fo:font-size="12pt" fo:letter-spacing="normal" fo:language="de" fo:country="DE" fo:font-style="normal" fo:font-weight="normal" style:font-size-asian="12pt" style:font-size-complex="12pt"/>
    </style:style>
    <style:style style:name="P3"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style:font-name="Arial" fo:font-size="12pt" style:font-size-asian="12pt" style:font-size-complex="12pt"/>
    </style:style>
    <style:style style:name="P4" style:family="paragraph" style:parent-style-name="Preformatted_20_Text">
      <style:paragraph-properties>
        <style:tab-stops>
          <style:tab-stop style:position="17.463cm"/>
        </style:tab-stops>
      </style:paragraph-properties>
      <style:text-properties fo:font-variant="normal" fo:text-transform="none" fo:color="#202124" style:font-name="Arial" fo:font-size="12pt" fo:letter-spacing="normal" fo:language="de" fo:country="DE" fo:font-style="normal" fo:font-weight="normal" style:font-size-asian="12pt" style:font-size-complex="12pt"/>
    </style:style>
    <style:style style:name="T1" style:family="text">
      <style:text-properties fo:font-variant="normal" fo:text-transform="none" fo:color="#202124" fo:letter-spacing="normal" fo:language="de" fo:country="DE"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Presentation Layer</text:p>
      <text:p text:style-name="P4"><text:bookmark text:name="tw-target-text"/>Diese Schicht bereitet Daten für die Anwendungsschicht vor. Es definiert, wie zwei Geräte Daten verschlüsseln, verschlüsseln und komprimieren sollen, damit sie am anderen Ende korrekt empfangen werden. Es erleichtert auch die Komprimierung und Verschlüsselung von Daten.</text:p>
      <text:p text:style-name="P2">Die Präsentationsschicht nimmt alle von der Anwendungsschicht übertragenen Daten auf und bereitet sie für die Übertragung über die Sitzungsschicht vor. Es konvertiert Daten in ein für die Anwendung akzeptables Format.</text:p>
      <text:p text:style-name="P1"/>
      <text:p text:style-name="P1">Case Study</text:p>
      <text:p text:style-name="P4"><text:bookmark text:name="tw-target-text1"/>Diese Ebene formatiert die von Monica an Jack gesendeten Daten, sodass die erwartete Anwendung die Daten versteht und sie für Jack lesbar macht. Monicas Nachricht wird so formatiert, dass Jacks Outlook-Konto die Nachricht sehen und verstehen kann. Wenn Monica die Nachricht verschlüsselt hätte, würde sie in dieser Ebene entschlüsselt.</text:p>
      <text:p text:style-name="P2">In den nächsten Einheiten werden wir die gängigen Protokolle in der Präsentationsschicht behandeln.</text:p>
      <text:p text:style-name="P2"><text:bookmark text:name="tw-target-text2"/>Über das Internet übertragen Computer Datenpakete. Die in diesen Paketen enthaltenen Informationen sind einfach lesbar, ähnlich wie Zeitungen in einem Briefkasten. Wenn die Informationen öffentlich zugänglich sind, beispielsweise in Zeitungen, besteht kein Grund zur Sorge. Wenn die Daten jedoch Passwörter, Kreditkarten oder persönliche Informationen enthalten, ist es unsicher, sie jedermann einzusehen.</text:p>
      <text:p text:style-name="P2">TLS und SSL sind zwei Protokolle, die sich dieser Herausforderung stellen, obwohl TLS als die erweiterte Version von SSL gilt. Daher funktionieren sie sehr ähnlich, mit einigen Verbesserungen am SSL-Protokoll.</text:p>
      <text:p text:style-name="P2"/>
      <text:p text:style-name="P2">Secure Sockets Layer Protocol (SSL)</text:p>
      <text:p text:style-name="P2"><text:bookmark text:name="tw-target-text3"/>SSL ist ein Internet-Sicherheitsprotokoll, das auf Verschlüsselung basiert. Es schützt die zwischen Webbrowsern und Servern gesendeten Daten. Es verschlüsselt die Verbindung zwischen den beiden Seiten und sorgt so dafür, dass alle zwischen ihnen gesendeten Daten sicher und vertraulich bleiben und Cyberkriminelle daran gehindert werden, darauf zuzugreifen und sie zu manipulieren.</text:p>
      <text:p text:style-name="P3"><text:span text:style-name="T1">Dies wird erreicht, indem sichergestellt wird, dass alle Daten, die zwischen zwei Seiten, beispielsweise Benutzer- und Anwendungssystemen, gesendet werden, unlesbar bleiben. Es </text:span><text:soft-page-break/><text:span text:style-name="T1">verwendet Verschlüsselungsmethoden, um übertragene Daten zu verschleiern und zu verhindern, dass Cyberkriminelle sie verstehen, während sie über das Netzwerk gesendet werden. Diese Daten können alles enthalten, von persönlichen Informationen bis hin zu einem Liebesbrief.</text:span></text:p>
      <text:p text:style-name="P2"/>
      <text:p text:style-name="P2">Transport Layer Secure Protocol (TLS)</text:p>
      <text:p text:style-name="P4"><text:bookmark text:name="tw-target-text4"/>TLS ist eine erweiterte und sicherere Version von SSL. In der Branche bezeichnen wir diese Protokolle weiterhin als SSL, da dies ein beliebterer Begriff ist. Wenn Sie jedoch SSL verwenden oder darauf stoßen, nutzen oder sehen Sie tatsächlich das moderne TLS.</text:p>
      <text:p text:style-name="P2">TLS bietet End-to-End-Sicherheit für verschiedene Datenübertragungen zwischen Anwendungen und Diensten. Aufgrund seiner Implementierung beim sicheren Surfen im Internet ist es für Browserbenutzer besser erkennbar. Insbesondere wird das Tastensperrsymbol in den Adressen von Webbrowsern angezeigt, wenn eine sichere Sitzung eingeleitet wird. Es wird jedoch auch für andere Anwendungen verwendet, darunter E-Mail, Dateiübertragungen, Videospiele und mehr.</text:p>
      <text:p text:style-name="P2"/>
      <text:p text:style-name="P1"/>
      <text:p text:style-name="P1">The Application Layer</text:p>
      <text:p text:style-name="P4"><text:bookmark text:name="tw-target-text5"/>Die Anwendungsschicht ist die erste oder letzte Schicht (abhängig von der Reihenfolge, in der die Ebenen angezeigt werden) und die Schicht, die dem Endbenutzer am nächsten liegt. Es ermöglicht dem Benutzer, mithilfe einer bestimmten Anwendung oder eines bestimmten Softwaretyps mit Daten umzugehen, beispielsweise durch das Übertragen oder Lesen von Daten über Skype oder das Navigieren auf Facebook mithilfe eines Webbrowsers.</text:p>
      <text:p text:style-name="P3"><text:span text:style-name="T1">Wenn der Benutzer Dateien oder Bilder übertragen möchte, interagiert die Anwendungsschicht mit den Anwendungen, mit denen der Benutzer kommuniziert, identifiziert Ressourcen und Kommunikationsanforderungen und synchronisiert die Kommunikation.</text:span></text:p>
      <text:p text:style-name="P3"><text:span text:style-name="T1">immer wenn ein Benutzer sich für die Übertragung von Dateien oder Bildern entscheidet, interagiert die Anwendungsschicht mit den entsprechenden Apps, um die notwendigen Ressourcen zur Koordinierung der Kommunikation zu identifizieren.</text:span></text:p>
      <text:p text:style-name="P2">Case Study</text:p>
      <text:p text:style-name="P2"><text:bookmark text:name="tw-target-text6"/>In dieser Ebene kann Jack, nachdem er Monicas E-Mail erhalten hat, die Nachricht angemessen anzeigen und lesen, indem er sich bei seinem E-Mail-Konto anmeldet und die E-Mail öffnet. In dieser Ebene interagiert der Benutzer mit den Ergebnissen aller Arbeiten der vorherigen Ebenen, ohne die Hintergrundarbeit zu erleben.</text:p>
      <text:p text:style-name="P3"><text:soft-page-break/><text:span text:style-name="T1">Da dies die Ebene ist, die für uns Benutzer sichtbar ist, umfasst sie viele der am weitesten verbreiteten und am weitesten verbreiteten Protokolle. In den folgenden Einheiten besprechen wir die gängigen Protokolle der Anwendungsschicht.</text:span></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17cm" fo:margin-bottom="1.997cm" fo:margin-left="1.429cm" fo:margin-right="1.20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M43S</meta:editing-duration>
    <meta:editing-cycles>4</meta:editing-cycles>
    <meta:generator>OpenOffice/4.1.14$Win32 OpenOffice.org_project/4114m1$Build-9811</meta:generator>
    <dc:date>2023-11-11T09:15:11.57</dc:date>
    <dc:creator>kaos sevdalisi</dc:creator>
    <meta:document-statistic meta:table-count="0" meta:image-count="0" meta:object-count="0" meta:page-count="3" meta:paragraph-count="21" meta:word-count="628" meta:character-count="4669"/>
    <meta:user-defined meta:name="Info 1"/>
    <meta:user-defined meta:name="Info 2"/>
    <meta:user-defined meta:name="Info 3"/>
    <meta:user-defined meta:name="Info 4"/>
  </office:meta>
</office:document-meta>
</file>